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jercicio 2:</text:p>
      <text:p text:style-name="Standard"/>
      <text:p text:style-name="Standard">El código busca dos palabras en dos hilos distintos, usando el metodo synchronized para que el segundo hilo se ejecute a continuación del primero.</text:p>
      <text:p text:style-name="Standard">A través del run del primer hilo, cuando éste termina, se ejecuta el otro método “tiene” con el synchronized. Así es como se ejecuta un hilo después de otr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16T18:58:37.38</meta:creation-date>
    <meta:document-statistic meta:table-count="0" meta:image-count="0" meta:object-count="0" meta:page-count="1" meta:paragraph-count="3" meta:word-count="55" meta:character-count="315"/>
    <dc:date>2022-11-16T20:09:59.58</dc:date>
    <meta:editing-duration>PT41M2S</meta:editing-duration>
    <meta:editing-cycles>1</meta:editing-cycles>
    <meta:generator>OpenOffice/4.1.13$Win32 OpenOffice.org_project/4113m1$Build-9810</meta:generator>
  </office:meta>
</office:document-meta>
</file>